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3893" officeooo:paragraph-rsid="00103893"/>
    </style:style>
    <style:style style:name="P2" style:family="paragraph" style:parent-style-name="Standard">
      <style:paragraph-properties fo:text-align="start" style:justify-single-word="false"/>
      <style:text-properties officeooo:rsid="00103893" officeooo:paragraph-rsid="00103ead"/>
    </style:style>
    <style:style style:name="P3" style:family="paragraph" style:parent-style-name="Standard">
      <style:paragraph-properties fo:text-align="start" style:justify-single-word="false"/>
      <style:text-properties officeooo:rsid="00103893" officeooo:paragraph-rsid="0011d766"/>
    </style:style>
    <style:style style:name="P4" style:family="paragraph" style:parent-style-name="Standard">
      <style:paragraph-properties fo:text-align="start" style:justify-single-word="false"/>
      <style:text-properties officeooo:rsid="00103893" officeooo:paragraph-rsid="001393a2"/>
    </style:style>
    <style:style style:name="P5" style:family="paragraph" style:parent-style-name="Standard">
      <style:paragraph-properties fo:text-align="start" style:justify-single-word="false"/>
      <style:text-properties officeooo:rsid="00103893" officeooo:paragraph-rsid="001331f6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03893" officeooo:paragraph-rsid="0010389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331f6" officeooo:paragraph-rsid="001393a2"/>
    </style:style>
    <style:style style:name="P8" style:family="paragraph" style:parent-style-name="Standard">
      <style:paragraph-properties fo:text-align="start" style:justify-single-word="false"/>
      <style:text-properties officeooo:rsid="0016c739" officeooo:paragraph-rsid="0016c739"/>
    </style:style>
    <style:style style:name="P9" style:family="paragraph" style:parent-style-name="Standard">
      <style:paragraph-properties fo:text-align="start" style:justify-single-word="false"/>
      <style:text-properties officeooo:rsid="0016c739" officeooo:paragraph-rsid="0017e496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03893" officeooo:paragraph-rsid="0010389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03893" officeooo:paragraph-rsid="00103ead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03893" officeooo:paragraph-rsid="0011d76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1d766" officeooo:paragraph-rsid="0011d76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331f6" officeooo:paragraph-rsid="001331f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331f6" officeooo:paragraph-rsid="001393a2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6c739" officeooo:paragraph-rsid="0016c739"/>
    </style:style>
    <style:style style:name="P17" style:family="paragraph" style:parent-style-name="Standard">
      <style:paragraph-properties fo:text-align="start" style:justify-single-word="false"/>
      <style:text-properties officeooo:rsid="0016c739" officeooo:paragraph-rsid="001ce4df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7e496" officeooo:paragraph-rsid="0017e496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b49fc" officeooo:paragraph-rsid="001b49fc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1b49fc" officeooo:paragraph-rsid="001ce4df"/>
    </style:style>
    <style:style style:name="P21" style:family="paragraph" style:parent-style-name="Standard">
      <style:paragraph-properties fo:text-align="start" style:justify-single-word="false"/>
      <style:text-properties officeooo:rsid="001b49fc" officeooo:paragraph-rsid="001b49fc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1ce4df" officeooo:paragraph-rsid="001ce4df"/>
    </style:style>
    <style:style style:name="T1" style:family="text">
      <style:text-properties officeooo:rsid="00103ead"/>
    </style:style>
    <style:style style:name="T2" style:family="text">
      <style:text-properties officeooo:rsid="0011d766"/>
    </style:style>
    <style:style style:name="T3" style:family="text">
      <style:text-properties officeooo:rsid="001331f6"/>
    </style:style>
    <style:style style:name="T4" style:family="text">
      <style:text-properties officeooo:rsid="001393a2"/>
    </style:style>
    <style:style style:name="T5" style:family="text">
      <style:text-properties officeooo:rsid="0017e496"/>
    </style:style>
    <style:style style:name="T6" style:family="text">
      <style:text-properties officeooo:rsid="001b49fc"/>
    </style:style>
    <style:style style:name="T7" style:family="text">
      <style:text-properties officeooo:rsid="001ce4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DO list requirements</text:p>
      <text:p text:style-name="P1"/>
      <text:p text:style-name="P1">V1</text:p>
      <text:p text:style-name="P1"/>
      <text:list xml:id="list2923033228" text:style-name="L1">
        <text:list-item>
          <text:p text:style-name="P10">It should have a place to store todos</text:p>
        </text:list-item>
        <text:list-item>
          <text:p text:style-name="P10">It should have a way to display todos</text:p>
        </text:list-item>
        <text:list-item>
          <text:p text:style-name="P10">It should have a way to add new todos</text:p>
        </text:list-item>
        <text:list-item>
          <text:p text:style-name="P10">It should have a way to change a todo</text:p>
        </text:list-item>
        <text:list-item>
          <text:p text:style-name="P10">It should have a way to delete a todo</text:p>
        </text:list-item>
      </text:list>
      <text:p text:style-name="P1"/>
      <text:p text:style-name="P2">V<text:span text:style-name="T1">2</text:span></text:p>
      <text:p text:style-name="P2"/>
      <text:list xml:id="list171447004413267" text:continue-numbering="true" text:style-name="L1">
        <text:list-item>
          <text:p text:style-name="P11">It should have a <text:span text:style-name="T1">function </text:span>to display todos</text:p>
        </text:list-item>
        <text:list-item>
          <text:p text:style-name="P11">It should have a <text:span text:style-name="T1">function</text:span> to add new todos</text:p>
        </text:list-item>
        <text:list-item>
          <text:p text:style-name="P11">It should have a <text:span text:style-name="T1">function</text:span> to change a todo</text:p>
        </text:list-item>
        <text:list-item>
          <text:p text:style-name="P11">It should have a <text:span text:style-name="T1">function</text:span> to delete a todo</text:p>
        </text:list-item>
      </text:list>
      <text:p text:style-name="P2"/>
      <text:p text:style-name="P3">V<text:span text:style-name="T2">3</text:span></text:p>
      <text:list xml:id="list171447289067656" text:continue-numbering="true" text:style-name="L1">
        <text:list-item>
          <text:p text:style-name="P13">It should store the todos on an object</text:p>
        </text:list-item>
        <text:list-item>
          <text:p text:style-name="P12">It should have a <text:s/>display<text:span text:style-name="T2">T</text:span>odos <text:span text:style-name="T2">method</text:span></text:p>
        </text:list-item>
        <text:list-item>
          <text:p text:style-name="P12">It should have a <text:span text:style-name="T2">addTodo method</text:span></text:p>
        </text:list-item>
        <text:list-item>
          <text:p text:style-name="P12">It should have a <text:span text:style-name="T2">changeTodo method</text:span></text:p>
        </text:list-item>
        <text:list-item>
          <text:p text:style-name="P12">It should have a <text:span text:style-name="T2">deleteTodo method</text:span></text:p>
        </text:list-item>
      </text:list>
      <text:p text:style-name="P3"/>
      <text:p text:style-name="P5">V<text:span text:style-name="T3">4</text:span></text:p>
      <text:list xml:id="list171448312153787" text:continue-numbering="true" text:style-name="L1">
        <text:list-item>
          <text:p text:style-name="P14">todoList.addTodo should add objects</text:p>
        </text:list-item>
        <text:list-item>
          <text:p text:style-name="P14">todoList.changeTodo should change the todoText property</text:p>
        </text:list-item>
        <text:list-item>
          <text:p text:style-name="P14">todoList.toggleCompleted should change the completed property</text:p>
        </text:list-item>
      </text:list>
      <text:p text:style-name="P5"/>
      <text:p text:style-name="P4">V<text:span text:style-name="T4">5</text:span></text:p>
      <text:list xml:id="list171447479558687" text:continue-numbering="true" text:style-name="L1">
        <text:list-item>
          <text:p text:style-name="P15">.<text:span text:style-name="T4">displayTodos should show .todoText</text:span></text:p>
        </text:list-item>
        <text:list-item>
          <text:p text:style-name="P15">.<text:span text:style-name="T4">displayTodos should teel you if .todos is empty</text:span></text:p>
        </text:list-item>
        <text:list-item>
          <text:p text:style-name="P15">.<text:span text:style-name="T4">displayTodos should show .completed</text:span></text:p>
        </text:list-item>
      </text:list>
      <text:p text:style-name="P7"/>
      <text:p text:style-name="P8">V6</text:p>
      <text:list xml:id="list1125299234" text:style-name="L2">
        <text:list-item>
          <text:p text:style-name="P16">.toggleAll: if everything’s true, make everything false</text:p>
        </text:list-item>
        <text:list-item>
          <text:p text:style-name="P16">.toggleAll: Otherwise, make everything true</text:p>
        </text:list-item>
      </text:list>
      <text:p text:style-name="P8"/>
      <text:p text:style-name="P9">V<text:span text:style-name="T5">7</text:span></text:p>
      <text:list xml:id="list171447194031488" text:continue-numbering="true" text:style-name="L2">
        <text:list-item>
          <text:p text:style-name="P18">There should be a Display todos button and a toggle all button</text:p>
        </text:list-item>
        <text:list-item>
          <text:p text:style-name="P18">Clicking Display todos should run todoList.displayTodos</text:p>
        </text:list-item>
        <text:list-item>
          <text:p text:style-name="P18">Clicking Toggle all should run todoList.toggleAll</text:p>
        </text:list-item>
      </text:list>
      <text:p text:style-name="P4"/>
      <text:p text:style-name="P21"/>
      <text:p text:style-name="P21"/>
      <text:p text:style-name="P17">V<text:span text:style-name="T7">9</text:span></text:p>
      <text:list xml:id="list171448384356868" text:continue-numbering="true" text:style-name="L2">
        <text:list-item>
          <text:p text:style-name="P22">There should be an li element for every todo</text:p>
        </text:list-item>
        <text:list-item>
          <text:p text:style-name="P22">each li element should contain .todoText</text:p>
        </text:list-item>
        <text:list-item>
          <text:p text:style-name="P22">each li element should contain .complet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02.236000000</meta:creation-date>
    <dc:date>2019-01-20T17:14:46.414000000</dc:date>
    <meta:editing-duration>PT6H49M32S</meta:editing-duration>
    <meta:editing-cycles>9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37" meta:word-count="238" meta:character-count="1252" meta:non-whitespace-character-count="1078"/>
  </office:meta>
</office:document-meta>
</file>